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18" style:family="paragraph" style:parent-style-name="Standard">
      <style:text-properties officeooo:paragraph-rsid="0030dfce"/>
    </style:style>
    <style:style style:name="P19" style:family="paragraph" style:parent-style-name="Standard">
      <style:text-properties officeooo:paragraph-rsid="0035f7fa"/>
    </style:style>
    <style:style style:name="P20" style:family="paragraph" style:parent-style-name="Standard">
      <style:text-properties fo:font-weight="bold" officeooo:paragraph-rsid="0035f7fa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5c681e" officeooo:paragraph-rsid="005c681e" style:font-weight-asian="bold" style:font-weight-complex="bold"/>
    </style:style>
    <style:style style:name="P22" style:family="paragraph" style:parent-style-name="Standard">
      <style:text-properties officeooo:paragraph-rsid="00380b70"/>
    </style:style>
    <style:style style:name="P23" style:family="paragraph" style:parent-style-name="Standard">
      <style:text-properties officeooo:paragraph-rsid="005b4b08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dbd18" officeooo:paragraph-rsid="001dbd18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P36" style:family="paragraph" style:parent-style-name="Standard">
      <style:text-properties officeooo:paragraph-rsid="001dbd18"/>
    </style:style>
    <style:style style:name="P37" style:family="paragraph" style:parent-style-name="Standard">
      <style:text-properties officeooo:paragraph-rsid="002c8079"/>
    </style:style>
    <style:style style:name="P38" style:family="paragraph" style:parent-style-name="Standard">
      <style:text-properties officeooo:paragraph-rsid="0080a9ec"/>
    </style:style>
    <style:style style:name="P39" style:family="paragraph" style:parent-style-name="Standard">
      <style:text-properties officeooo:paragraph-rsid="00927142"/>
    </style:style>
    <style:style style:name="P40" style:family="paragraph" style:parent-style-name="Standard">
      <style:text-properties officeooo:paragraph-rsid="00a446bf"/>
    </style:style>
    <style:style style:name="P41" style:family="paragraph" style:parent-style-name="Standard">
      <style:paragraph-properties fo:text-align="center" style:justify-single-word="false" fo:break-before="auto" fo:break-after="auto"/>
      <style:text-properties fo:font-weight="bold" officeooo:rsid="005c681e" officeooo:paragraph-rsid="005c681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T1" style:family="text">
      <style:text-properties officeooo:rsid="0026ea0a"/>
    </style:style>
    <style:style style:name="T2" style:family="text">
      <style:text-properties officeooo:rsid="002c8079"/>
    </style:style>
    <style:style style:name="T3" style:family="text">
      <style:text-properties officeooo:rsid="0033b415"/>
    </style:style>
    <style:style style:name="T4" style:family="text">
      <style:text-properties officeooo:rsid="00566971"/>
    </style:style>
    <style:style style:name="T5" style:family="text">
      <style:text-properties officeooo:rsid="005b3ff2"/>
    </style:style>
    <style:style style:name="T6" style:family="text">
      <style:text-properties officeooo:rsid="005eccfd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weight="bold" officeooo:rsid="005eccfd" style:font-weight-asian="bold" style:font-weight-complex="bold"/>
    </style:style>
    <style:style style:name="T9" style:family="text">
      <style:text-properties fo:font-weight="normal" officeooo:rsid="005eccfd" style:font-weight-asian="normal" style:font-weight-complex="normal"/>
    </style:style>
    <style:style style:name="T10" style:family="text">
      <style:text-properties fo:font-weight="normal" officeooo:rsid="0069ffcd" style:font-weight-asian="normal" style:font-weight-complex="normal"/>
    </style:style>
    <style:style style:name="T11" style:family="text">
      <style:text-properties officeooo:rsid="00684091"/>
    </style:style>
    <style:style style:name="T12" style:family="text">
      <style:text-properties officeooo:rsid="007034a6"/>
    </style:style>
    <style:style style:name="T13" style:family="text">
      <style:text-properties officeooo:rsid="00a4788d"/>
    </style:style>
    <style:style style:name="T14" style:family="text">
      <style:text-properties officeooo:rsid="00a70436"/>
    </style:style>
    <style:style style:name="T15" style:family="text">
      <style:text-properties fo:font-style="italic" officeooo:rsid="00a70436" style:font-style-asian="italic" style:font-style-complex="italic"/>
    </style:style>
    <style:style style:name="T16" style:family="text">
      <style:text-properties officeooo:rsid="00bad4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  <number:number-style style:name="N107" number:title="Definido pelo usuário">
      <number:number number:decimal-places="4" loext:min-decimal-places="4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7">Tabelas de Tempo</text:span></text:p>
      <text:p text:style-name="P21"><text:span text:style-name="T7"/></text:p>
      <text:list xml:id="list3562322533" text:style-name="L1">
        <text:list-item>
          <text:p text:style-name="P33"><text:span text:style-name="T9">Valores derivados da média de </text:span><text:span text:style-name="T10">três</text:span><text:span text:style-name="T9"> testes.</text:span></text:p>
        </text:list-item>
        <text:list-item>
          <text:p text:style-name="P35"><text:span text:style-name="T11">Prints dos testes podem ser encontrados na pasta </text:span><text:span text:style-name="T8">‘Tempos’</text:span><text:span text:style-name="T6">.</text:span></text:p>
        </text:list-item>
      </text:list>
      <text:p text:style-name="P34"><text:span text:style-name="T6"><text:tab/></text:span></text:p>
      <text:p text:style-name="P2"/>
      <text:p text:style-name="P24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7">Entrada</text:p>
          </table:table-cell>
          <table:table-cell table:style-name="Tabela1.A1" office:value-type="string">
            <text:p text:style-name="P4">Melhor <text:span text:style-name="T1">(2)</text:span></text:p>
          </table:table-cell>
          <table:table-cell table:style-name="Tabela1.A1" office:value-type="string">
            <text:p text:style-name="P4">Médio <text:span text:style-name="T1">(1)</text:span></text:p>
          </table:table-cell>
          <table:table-cell table:style-name="Tabela1.A1" office:value-type="string">
            <text:p text:style-name="P4">Pior <text:span text:style-name="T1">(3)</text:span></text:p>
          </table:table-cell>
        </table:table-row>
        <table:table-row>
          <table:table-cell table:style-name="Tabela1.A2" office:value-type="float" office:value="1000">
            <text:p text:style-name="P4">1000</text:p>
          </table:table-cell>
          <table:table-cell table:style-name="Tabela1.B2" office:value-type="float" office:value="0.075">
            <text:p text:style-name="P10">0,0750</text:p>
          </table:table-cell>
          <table:table-cell table:style-name="Tabela1.B2" office:value-type="float" office:value="0.1266">
            <text:p text:style-name="P9">0,1266</text:p>
          </table:table-cell>
          <table:table-cell table:style-name="Tabela1.B2" office:value-type="float" office:value="0.1643">
            <text:p text:style-name="P10">0,1643</text:p>
          </table:table-cell>
        </table:table-row>
        <table:table-row>
          <table:table-cell table:style-name="Tabela1.A2" office:value-type="float" office:value="5000">
            <text:p text:style-name="P4">5000</text:p>
          </table:table-cell>
          <table:table-cell table:style-name="Tabela1.B2" office:value-type="float" office:value="2.0255">
            <text:p text:style-name="P11">2,0255</text:p>
          </table:table-cell>
          <table:table-cell table:style-name="Tabela1.B2" office:value-type="float" office:value="3.6387">
            <text:p text:style-name="P10">3,6387</text:p>
          </table:table-cell>
          <table:table-cell table:style-name="Tabela1.B2" office:value-type="float" office:value="4.8718">
            <text:p text:style-name="P11">4,8718</text:p>
          </table:table-cell>
        </table:table-row>
        <table:table-row>
          <table:table-cell table:style-name="Tabela1.A2" office:value-type="float" office:value="10000">
            <text:p text:style-name="P4">10000</text:p>
          </table:table-cell>
          <table:table-cell table:style-name="Tabela1.B2" office:value-type="float" office:value="8.7941">
            <text:p text:style-name="P11">8,7941</text:p>
          </table:table-cell>
          <table:table-cell table:style-name="Tabela1.B2" office:value-type="float" office:value="14.6049">
            <text:p text:style-name="P11">14,6049</text:p>
          </table:table-cell>
          <table:table-cell table:style-name="Tabela1.B2" office:value-type="float" office:value="21.2316">
            <text:p text:style-name="P11">21,2316</text:p>
          </table:table-cell>
        </table:table-row>
        <table:table-row table:style-name="Tabela1.1">
          <table:table-cell table:style-name="Tabela1.A2" office:value-type="float" office:value="15000">
            <text:p text:style-name="P4">15000</text:p>
          </table:table-cell>
          <table:table-cell table:style-name="Tabela1.B2" office:value-type="float" office:value="19.6395">
            <text:p text:style-name="P12">19,6395</text:p>
          </table:table-cell>
          <table:table-cell table:style-name="Tabela1.B2" office:value-type="float" office:value="32.5675">
            <text:p text:style-name="P12">32,5675</text:p>
          </table:table-cell>
          <table:table-cell table:style-name="Tabela1.B2" office:value-type="float" office:value="46.8617">
            <text:p text:style-name="P13">46,8617</text:p>
          </table:table-cell>
        </table:table-row>
        <table:table-row table:style-name="Tabela1.1">
          <table:table-cell table:style-name="Tabela1.A6" office:value-type="float" office:value="25000">
            <text:p text:style-name="P4">25000</text:p>
          </table:table-cell>
          <table:table-cell table:style-name="Tabela1.B6" office:value-type="float" office:value="58.3967">
            <text:p text:style-name="P13">58,3967</text:p>
          </table:table-cell>
          <table:table-cell table:style-name="Tabela1.B6" office:value-type="float" office:value="95.853">
            <text:p text:style-name="P13">95,8530</text:p>
          </table:table-cell>
          <table:table-cell table:style-name="Tabela1.D6" office:value-type="string">
            <text:p text:style-name="P13">132,7602</text:p>
          </table:table-cell>
        </table:table-row>
      </table:table>
      <text:p text:style-name="P1"/>
      <text:p text:style-name="P1"/>
      <text:p text:style-name="P1"/>
      <text:p text:style-name="P25">BubbleSort <text:span text:style-name="T2">2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7">Entrada</text:p>
          </table:table-cell>
          <table:table-cell table:style-name="Tabela2.A1" office:value-type="string">
            <text:p text:style-name="P5">Melhor <text:span text:style-name="T1">(2)</text:span></text:p>
          </table:table-cell>
          <table:table-cell table:style-name="Tabela2.A1" office:value-type="string">
            <text:p text:style-name="P5">Médio <text:span text:style-name="T1">(1)</text:span></text:p>
          </table:table-cell>
          <table:table-cell table:style-name="Tabela2.A1" office:value-type="string">
            <text:p text:style-name="P5">Pior <text:span text:style-name="T1">(3)</text:span></text:p>
          </table:table-cell>
        </table:table-row>
        <table:table-row>
          <table:table-cell table:style-name="Tabela2.A2" office:value-type="float" office:value="1000">
            <text:p text:style-name="P5">1000</text:p>
          </table:table-cell>
          <table:table-cell table:style-name="Tabela2.B2" office:value-type="float" office:value="0.0001">
            <text:p text:style-name="P14">0,0001</text:p>
          </table:table-cell>
          <table:table-cell table:style-name="Tabela2.B2" office:value-type="float" office:value="0.1427">
            <text:p text:style-name="P14">0,1427</text:p>
          </table:table-cell>
          <table:table-cell table:style-name="Tabela2.B2" office:value-type="float" office:value="0.1783">
            <text:p text:style-name="P14">0,1783</text:p>
          </table:table-cell>
        </table:table-row>
        <table:table-row>
          <table:table-cell table:style-name="Tabela2.A2" office:value-type="float" office:value="5000">
            <text:p text:style-name="P5">5000</text:p>
          </table:table-cell>
          <table:table-cell table:style-name="Tabela2.B2" office:value-type="float" office:value="0.0009">
            <text:p text:style-name="P14">0,0009</text:p>
          </table:table-cell>
          <table:table-cell table:style-name="Tabela2.B2" office:value-type="float" office:value="3.7794">
            <text:p text:style-name="P14">3,7794</text:p>
          </table:table-cell>
          <table:table-cell table:style-name="Tabela2.B2" office:value-type="float" office:value="4.7103">
            <text:p text:style-name="P15">4,7103</text:p>
          </table:table-cell>
        </table:table-row>
        <table:table-row table:style-name="Tabela2.4">
          <table:table-cell table:style-name="Tabela2.A2" office:value-type="float" office:value="10000">
            <text:p text:style-name="P5">10000</text:p>
          </table:table-cell>
          <table:table-cell table:style-name="Tabela2.B2" office:value-type="float" office:value="0.0025">
            <text:p text:style-name="P15">0,0025</text:p>
          </table:table-cell>
          <table:table-cell table:style-name="Tabela2.B2" office:value-type="float" office:value="14.5737">
            <text:p text:style-name="P15">14,5737</text:p>
          </table:table-cell>
          <table:table-cell table:style-name="Tabela2.B2" office:value-type="float" office:value="20.003">
            <text:p text:style-name="P15">20,0030</text:p>
          </table:table-cell>
        </table:table-row>
        <table:table-row table:style-name="Tabela2.1">
          <table:table-cell table:style-name="Tabela2.A2" office:value-type="float" office:value="15000">
            <text:p text:style-name="P5">15000</text:p>
          </table:table-cell>
          <table:table-cell table:style-name="Tabela2.B2" office:value-type="float" office:value="0.003">
            <text:p text:style-name="P15">0,0030</text:p>
          </table:table-cell>
          <table:table-cell table:style-name="Tabela2.B2" office:value-type="float" office:value="34.2244">
            <text:p text:style-name="P15">34,2244</text:p>
          </table:table-cell>
          <table:table-cell table:style-name="Tabela2.B2" office:value-type="float" office:value="44.3929">
            <text:p text:style-name="P15">44,3929</text:p>
          </table:table-cell>
        </table:table-row>
        <table:table-row table:style-name="Tabela2.1">
          <table:table-cell table:style-name="Tabela2.A6" office:value-type="float" office:value="25000">
            <text:p text:style-name="P5">25000</text:p>
          </table:table-cell>
          <table:table-cell table:style-name="Tabela2.B6" office:value-type="float" office:value="0.006">
            <text:p text:style-name="P15">0,0060</text:p>
          </table:table-cell>
          <table:table-cell table:style-name="Tabela2.B6" office:value-type="float" office:value="93.5731">
            <text:p text:style-name="P15">93,5731</text:p>
          </table:table-cell>
          <table:table-cell table:style-name="Tabela2.B6" office:value-type="float" office:value="131.7616">
            <text:p text:style-name="P15">131,7616</text:p>
          </table:table-cell>
        </table:table-row>
      </table:table>
      <text:p text:style-name="P3"/>
      <text:p text:style-name="P3"/>
      <text:p text:style-name="P3"/>
      <text:p text:style-name="P26">QuickSort <text:span text:style-name="T13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8">Entrada</text:p>
          </table:table-cell>
          <table:table-cell table:style-name="Tabela3.A1" office:value-type="string">
            <text:p text:style-name="P6">Melhor <text:span text:style-name="T1">(2)</text:span></text:p>
          </table:table-cell>
          <table:table-cell table:style-name="Tabela3.A1" office:value-type="string">
            <text:p text:style-name="P6">Médio <text:span text:style-name="T1">(1)</text:span></text:p>
          </table:table-cell>
          <table:table-cell table:style-name="Tabela3.A1" office:value-type="string">
            <text:p text:style-name="P6">Pior <text:span text:style-name="T1">(3)</text:span></text:p>
          </table:table-cell>
        </table:table-row>
        <table:table-row>
          <table:table-cell table:style-name="Tabela3.A2" office:value-type="float" office:value="1000">
            <text:p text:style-name="P6">1000</text:p>
          </table:table-cell>
          <table:table-cell table:style-name="Tabela3.B2" office:value-type="float" office:value="0.0516">
            <text:p text:style-name="P17">0,0516</text:p>
          </table:table-cell>
          <table:table-cell table:style-name="Tabela3.B2" office:value-type="float" office:value="0.0023">
            <text:p text:style-name="P16">0,0023</text:p>
          </table:table-cell>
          <table:table-cell table:style-name="Tabela3.B2" office:value-type="float" office:value="0.0496">
            <text:p text:style-name="P17">0,0496</text:p>
          </table:table-cell>
        </table:table-row>
        <table:table-row>
          <table:table-cell table:style-name="Tabela3.A2" office:value-type="float" office:value="5000">
            <text:p text:style-name="P6">5000</text:p>
          </table:table-cell>
          <table:table-cell table:style-name="Tabela3.B2" office:value-type="float" office:value="3.1766">
            <text:p text:style-name="P17">3,1766</text:p>
          </table:table-cell>
          <table:table-cell table:style-name="Tabela3.B2" office:value-type="float" office:value="0.015">
            <text:p text:style-name="P17">0,0150</text:p>
          </table:table-cell>
          <table:table-cell table:style-name="Tabela3.B2" office:value-type="float" office:value="2.4386">
            <text:p text:style-name="P17">2,4386</text:p>
          </table:table-cell>
        </table:table-row>
        <table:table-row table:style-name="Tabela3.4">
          <table:table-cell table:style-name="Tabela3.A2" office:value-type="float" office:value="10000">
            <text:p text:style-name="P6">10000</text:p>
          </table:table-cell>
          <table:table-cell table:style-name="Tabela3.B2" office:value-type="float" office:value="12.4424">
            <text:p text:style-name="P17">12,4424</text:p>
          </table:table-cell>
          <table:table-cell table:style-name="Tabela3.B2" office:value-type="float" office:value="0.0503">
            <text:p text:style-name="P17">0,0503</text:p>
          </table:table-cell>
          <table:table-cell table:style-name="Tabela3.B2" office:value-type="float" office:value="10.4195">
            <text:p text:style-name="P17">10,4195</text:p>
          </table:table-cell>
        </table:table-row>
        <table:table-row table:style-name="Tabela3.1">
          <table:table-cell table:style-name="Tabela3.A2" office:value-type="float" office:value="15000">
            <text:p text:style-name="P6">15000</text:p>
          </table:table-cell>
          <table:table-cell table:style-name="Tabela3.B2" office:value-type="float" office:value="24.0972">
            <text:p text:style-name="P42">24,0972</text:p>
          </table:table-cell>
          <table:table-cell table:style-name="Tabela3.B2" office:value-type="float" office:value="0.0806">
            <text:p text:style-name="P42">0,0806</text:p>
          </table:table-cell>
          <table:table-cell table:style-name="Tabela3.B2" office:value-type="float" office:value="25.1981">
            <text:p text:style-name="P42">25,1981</text:p>
          </table:table-cell>
        </table:table-row>
        <table:table-row table:style-name="Tabela3.1">
          <table:table-cell table:style-name="Tabela3.A6" office:value-type="float" office:value="25000">
            <text:p text:style-name="P6">25000</text:p>
          </table:table-cell>
          <table:table-cell table:style-name="Tabela3.B6" office:value-type="float" office:value="61.1144">
            <text:p text:style-name="P42">61,1144</text:p>
          </table:table-cell>
          <table:table-cell table:style-name="Tabela3.B6" office:value-type="float" office:value="0.1251">
            <text:p text:style-name="P42">0,1251</text:p>
          </table:table-cell>
          <table:table-cell table:style-name="Tabela3.B6" office:value-type="float" office:value="68.9712">
            <text:p text:style-name="P42">68,9712</text:p>
          </table:table-cell>
        </table:table-row>
      </table:table>
      <text:p text:style-name="P18"/>
      <text:p text:style-name="P18"/>
      <text:p text:style-name="P18"/>
      <text:p text:style-name="P27">QuickSort <text:span text:style-name="T14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132">Entrada</text:p>
          </table:table-cell>
          <table:table-cell table:style-name="Tabela4.A1" office:value-type="string">
            <text:p text:style-name="P138">Melhor <text:span text:style-name="T1">(2)</text:span></text:p>
          </table:table-cell>
          <table:table-cell table:style-name="Tabela4.A1" office:value-type="string">
            <text:p text:style-name="P138">Médio <text:span text:style-name="T1">(1)</text:span></text:p>
          </table:table-cell>
          <table:table-cell table:style-name="Tabela4.A1" office:value-type="string">
            <text:p text:style-name="P138">Pior <text:span text:style-name="T1">(3)</text:span></text:p>
          </table:table-cell>
        </table:table-row>
        <table:table-row>
          <table:table-cell table:style-name="Tabela4.A2" office:value-type="float" office:value="1000">
            <text:p text:style-name="P138">1000</text:p>
          </table:table-cell>
          <table:table-cell table:style-name="Tabela4.B2" office:value-type="float" office:value="0.0456">
            <text:p text:style-name="P44">0,0456</text:p>
          </table:table-cell>
          <table:table-cell table:style-name="Tabela4.B2" office:value-type="float" office:value="0.0023">
            <text:p text:style-name="P43">0,0023</text:p>
          </table:table-cell>
          <table:table-cell table:style-name="Tabela4.B2" office:value-type="float" office:value="0.0486">
            <text:p text:style-name="P45">0,0486</text:p>
          </table:table-cell>
        </table:table-row>
        <table:table-row>
          <table:table-cell table:style-name="Tabela4.A2" office:value-type="float" office:value="5000">
            <text:p text:style-name="P138">5000</text:p>
          </table:table-cell>
          <table:table-cell table:style-name="Tabela4.B2" office:value-type="float" office:value="0.0073">
            <text:p text:style-name="P47">0,0073</text:p>
          </table:table-cell>
          <table:table-cell table:style-name="Tabela4.B2" office:value-type="float" office:value="0.0173">
            <text:p text:style-name="P46">0,0173</text:p>
          </table:table-cell>
          <table:table-cell table:style-name="Tabela4.B2" office:value-type="float" office:value="0.0083">
            <text:p text:style-name="P48">0,0083</text:p>
          </table:table-cell>
        </table:table-row>
        <table:table-row table:style-name="Tabela4.4">
          <table:table-cell table:style-name="Tabela4.A2" office:value-type="float" office:value="10000">
            <text:p text:style-name="P138">10000</text:p>
          </table:table-cell>
          <table:table-cell table:style-name="Tabela4.B2" office:value-type="float" office:value="0.0169">
            <text:p text:style-name="P50">0,0169</text:p>
          </table:table-cell>
          <table:table-cell table:style-name="Tabela4.B2" office:value-type="float" office:value="0.0295">
            <text:p text:style-name="P49">0,0295</text:p>
          </table:table-cell>
          <table:table-cell table:style-name="Tabela4.B2" office:value-type="float" office:value="0.0182">
            <text:p text:style-name="P51">0,0182</text:p>
          </table:table-cell>
        </table:table-row>
        <table:table-row table:style-name="Tabela4.1">
          <table:table-cell table:style-name="Tabela4.A2" office:value-type="float" office:value="15000">
            <text:p text:style-name="P138">15000</text:p>
          </table:table-cell>
          <table:table-cell table:style-name="Tabela4.B2" office:value-type="float" office:value="0.0273">
            <text:p text:style-name="P53">0,0273</text:p>
          </table:table-cell>
          <table:table-cell table:style-name="Tabela4.B2" office:value-type="float" office:value="0.0473">
            <text:p text:style-name="P52">0,0473</text:p>
          </table:table-cell>
          <table:table-cell table:style-name="Tabela4.B2" office:value-type="float" office:value="0.0276">
            <text:p text:style-name="P53">0,0276</text:p>
          </table:table-cell>
        </table:table-row>
        <table:table-row table:style-name="Tabela4.1">
          <table:table-cell table:style-name="Tabela4.A6" office:value-type="float" office:value="25000">
            <text:p text:style-name="P138">25000</text:p>
          </table:table-cell>
          <table:table-cell table:style-name="Tabela4.B6" office:value-type="float" office:value="0.0513">
            <text:p text:style-name="P55">0,0513</text:p>
          </table:table-cell>
          <table:table-cell table:style-name="Tabela4.B6" office:value-type="float" office:value="0.0973">
            <text:p text:style-name="P54">0,0973</text:p>
          </table:table-cell>
          <table:table-cell table:style-name="Tabela4.B6" office:value-type="float" office:value="0.0484">
            <text:p text:style-name="P56">0,0484</text:p>
          </table:table-cell>
        </table:table-row>
      </table:table>
      <text:p text:style-name="P19"><text:soft-page-break/></text:p>
      <text:p text:style-name="P19"/>
      <text:p text:style-name="P19"/>
      <text:p text:style-name="P28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133">Entrada</text:p>
          </table:table-cell>
          <table:table-cell table:style-name="Tabela5.A1" office:value-type="string">
            <text:p text:style-name="P139">Melhor <text:span text:style-name="T1">(2)</text:span></text:p>
          </table:table-cell>
          <table:table-cell table:style-name="Tabela5.A1" office:value-type="string">
            <text:p text:style-name="P139">Médio <text:span text:style-name="T1">(1)</text:span></text:p>
          </table:table-cell>
          <table:table-cell table:style-name="Tabela5.A1" office:value-type="string">
            <text:p text:style-name="P139">Pior <text:span text:style-name="T1">(3)</text:span></text:p>
          </table:table-cell>
        </table:table-row>
        <table:table-row>
          <table:table-cell table:style-name="Tabela5.A2" office:value-type="float" office:value="1000">
            <text:p text:style-name="P139">1000</text:p>
          </table:table-cell>
          <table:table-cell table:style-name="Tabela5.B2" office:value-type="float" office:value="0.0002">
            <text:p text:style-name="P58">0,0002</text:p>
          </table:table-cell>
          <table:table-cell table:style-name="Tabela5.B2" office:value-type="float" office:value="0.0436">
            <text:p text:style-name="P57">0,0436</text:p>
          </table:table-cell>
          <table:table-cell table:style-name="Tabela5.B2" office:value-type="float" office:value="0.0736">
            <text:p text:style-name="P59">0,0736</text:p>
          </table:table-cell>
        </table:table-row>
        <table:table-row>
          <table:table-cell table:style-name="Tabela5.A2" office:value-type="float" office:value="5000">
            <text:p text:style-name="P139">5000</text:p>
          </table:table-cell>
          <table:table-cell table:style-name="Tabela5.B2" office:value-type="float" office:value="0.0009">
            <text:p text:style-name="P61">0,0009</text:p>
          </table:table-cell>
          <table:table-cell table:style-name="Tabela5.B2" office:value-type="float" office:value="1.0877">
            <text:p text:style-name="P60">1,0877</text:p>
          </table:table-cell>
          <table:table-cell table:style-name="Tabela5.B2" office:value-type="float" office:value="2.0085">
            <text:p text:style-name="P62">2,0085</text:p>
          </table:table-cell>
        </table:table-row>
        <table:table-row table:style-name="Tabela5.4">
          <table:table-cell table:style-name="Tabela5.A2" office:value-type="float" office:value="10000">
            <text:p text:style-name="P139">10000</text:p>
          </table:table-cell>
          <table:table-cell table:style-name="Tabela5.B2" office:value-type="float" office:value="0.0026">
            <text:p text:style-name="P64">0,0026</text:p>
          </table:table-cell>
          <table:table-cell table:style-name="Tabela5.B2" office:value-type="float" office:value="4.275">
            <text:p text:style-name="P63">4,2750</text:p>
          </table:table-cell>
          <table:table-cell table:style-name="Tabela5.B2" office:value-type="float" office:value="8.514">
            <text:p text:style-name="P65">8,5140</text:p>
          </table:table-cell>
        </table:table-row>
        <table:table-row table:style-name="Tabela5.1">
          <table:table-cell table:style-name="Tabela5.A2" office:value-type="float" office:value="15000">
            <text:p text:style-name="P139">15000</text:p>
          </table:table-cell>
          <table:table-cell table:style-name="Tabela5.B2" office:value-type="float" office:value="0.0042">
            <text:p text:style-name="P67">0,0042</text:p>
          </table:table-cell>
          <table:table-cell table:style-name="Tabela5.B2" office:value-type="float" office:value="9.9928">
            <text:p text:style-name="P66">9,9928</text:p>
          </table:table-cell>
          <table:table-cell table:style-name="Tabela5.D5" office:value-type="string">
            <text:p text:style-name="P68">19,<text:span text:style-name="T4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139">25000</text:p>
          </table:table-cell>
          <table:table-cell table:style-name="Tabela5.B6" office:value-type="float" office:value="0.0066">
            <text:p text:style-name="P70">0,0066</text:p>
          </table:table-cell>
          <table:table-cell table:style-name="Tabela5.B6" office:value-type="float" office:value="28.4527">
            <text:p text:style-name="P69">28,4527</text:p>
          </table:table-cell>
          <table:table-cell table:style-name="Tabela5.B6" office:value-type="float" office:value="56.9929">
            <text:p text:style-name="P71">56,<text:span text:style-name="T5">9929</text:span></text:p>
          </table:table-cell>
        </table:table-row>
      </table:table>
      <text:p text:style-name="P22"/>
      <text:p text:style-name="P22"/>
      <text:p text:style-name="P22"/>
      <text:p text:style-name="P29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134">Entrada</text:p>
          </table:table-cell>
          <table:table-cell table:style-name="Tabela6.A1" office:value-type="string">
            <text:p text:style-name="P140">Melhor <text:span text:style-name="T1">(2)</text:span></text:p>
          </table:table-cell>
          <table:table-cell table:style-name="Tabela6.A1" office:value-type="string">
            <text:p text:style-name="P140">Médio <text:span text:style-name="T1">(1)</text:span></text:p>
          </table:table-cell>
          <table:table-cell table:style-name="Tabela6.A1" office:value-type="string">
            <text:p text:style-name="P140">Pior <text:span text:style-name="T1">(3)</text:span></text:p>
          </table:table-cell>
        </table:table-row>
        <table:table-row>
          <table:table-cell table:style-name="Tabela6.A2" office:value-type="float" office:value="1000">
            <text:p text:style-name="P140">1000</text:p>
          </table:table-cell>
          <table:table-cell table:style-name="Tabela6.B2" office:value-type="float" office:value="0.0013">
            <text:p text:style-name="P74">0,0013</text:p>
          </table:table-cell>
          <table:table-cell table:style-name="Tabela6.B2" office:value-type="float" office:value="0.0028">
            <text:p text:style-name="P73">0,0028</text:p>
          </table:table-cell>
          <table:table-cell table:style-name="Tabela6.B2" office:value-type="float" office:value="0.002">
            <text:p text:style-name="P75">0,00<text:span text:style-name="T12">20</text:span></text:p>
          </table:table-cell>
        </table:table-row>
        <table:table-row>
          <table:table-cell table:style-name="Tabela6.A2" office:value-type="float" office:value="5000">
            <text:p text:style-name="P140">5000</text:p>
          </table:table-cell>
          <table:table-cell table:style-name="Tabela6.B2" office:value-type="float" office:value="0.0086">
            <text:p text:style-name="P77">0,0086</text:p>
          </table:table-cell>
          <table:table-cell table:style-name="Tabela6.B2" office:value-type="float" office:value="0.0233">
            <text:p text:style-name="P76">0,0233</text:p>
          </table:table-cell>
          <table:table-cell table:style-name="Tabela6.B2" office:value-type="float" office:value="0.012">
            <text:p text:style-name="P78">0,0120</text:p>
          </table:table-cell>
        </table:table-row>
        <table:table-row table:style-name="Tabela6.4">
          <table:table-cell table:style-name="Tabela6.A2" office:value-type="float" office:value="10000">
            <text:p text:style-name="P140">10000</text:p>
          </table:table-cell>
          <table:table-cell table:style-name="Tabela6.B2" office:value-type="float" office:value="0.019">
            <text:p text:style-name="P79">0,0190</text:p>
          </table:table-cell>
          <table:table-cell table:style-name="Tabela6.B2" office:value-type="float" office:value="0.0553">
            <text:p text:style-name="P78">0,0553</text:p>
          </table:table-cell>
          <table:table-cell table:style-name="Tabela6.B2" office:value-type="float" office:value="0.0303">
            <text:p text:style-name="P80">0,0303</text:p>
          </table:table-cell>
        </table:table-row>
        <table:table-row table:style-name="Tabela6.1">
          <table:table-cell table:style-name="Tabela6.A2" office:value-type="float" office:value="15000">
            <text:p text:style-name="P140">15000</text:p>
          </table:table-cell>
          <table:table-cell table:style-name="Tabela6.B2" office:value-type="float" office:value="0.0316">
            <text:p text:style-name="P82">0,0316</text:p>
          </table:table-cell>
          <table:table-cell table:style-name="Tabela6.B2" office:value-type="float" office:value="0.0853">
            <text:p text:style-name="P81">0,0853</text:p>
          </table:table-cell>
          <table:table-cell table:style-name="Tabela6.D5" office:value-type="string">
            <text:p text:style-name="P83">0,0440</text:p>
          </table:table-cell>
        </table:table-row>
        <table:table-row table:style-name="Tabela6.1">
          <table:table-cell table:style-name="Tabela6.A6" office:value-type="float" office:value="25000">
            <text:p text:style-name="P140">25000</text:p>
          </table:table-cell>
          <table:table-cell table:style-name="Tabela6.B6" office:value-type="float" office:value="0.059">
            <text:p text:style-name="P85">0,0590</text:p>
          </table:table-cell>
          <table:table-cell table:style-name="Tabela6.B6" office:value-type="float" office:value="0.1506">
            <text:p text:style-name="P84">0,1506</text:p>
          </table:table-cell>
          <table:table-cell table:style-name="Tabela6.B6" office:value-type="float" office:value="0.0806">
            <text:p text:style-name="P86">0,0806</text:p>
          </table:table-cell>
        </table:table-row>
      </table:table>
      <text:p text:style-name="P23"/>
      <text:p text:style-name="P23"/>
      <text:p text:style-name="P23"/>
      <text:p text:style-name="P30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135">Entrada</text:p>
          </table:table-cell>
          <table:table-cell table:style-name="Tabela7.A1" office:value-type="string">
            <text:p text:style-name="P141">Melhor <text:span text:style-name="T1">(2)</text:span></text:p>
          </table:table-cell>
          <table:table-cell table:style-name="Tabela7.A1" office:value-type="string">
            <text:p text:style-name="P141">Médio <text:span text:style-name="T1">(1)</text:span></text:p>
          </table:table-cell>
          <table:table-cell table:style-name="Tabela7.A1" office:value-type="string">
            <text:p text:style-name="P141">Pior <text:span text:style-name="T1">(3)</text:span></text:p>
          </table:table-cell>
        </table:table-row>
        <table:table-row>
          <table:table-cell table:style-name="Tabela7.A2" office:value-type="float" office:value="1000">
            <text:p text:style-name="P141">1000</text:p>
          </table:table-cell>
          <table:table-cell table:style-name="Tabela7.B2" office:value-type="float" office:value="0.058">
            <text:p text:style-name="P88">0,0580</text:p>
          </table:table-cell>
          <table:table-cell table:style-name="Tabela7.B2" office:value-type="float" office:value="0.0576">
            <text:p text:style-name="P87">0,0576</text:p>
          </table:table-cell>
          <table:table-cell table:style-name="Tabela7.B2" office:value-type="float" office:value="0.0603">
            <text:p text:style-name="P89">0,0603</text:p>
          </table:table-cell>
        </table:table-row>
        <table:table-row>
          <table:table-cell table:style-name="Tabela7.A2" office:value-type="float" office:value="5000">
            <text:p text:style-name="P141">5000</text:p>
          </table:table-cell>
          <table:table-cell table:style-name="Tabela7.B2" office:value-type="float" office:value="1.4632">
            <text:p text:style-name="P91">1,4632</text:p>
          </table:table-cell>
          <table:table-cell table:style-name="Tabela7.B2" office:value-type="float" office:value="1.61">
            <text:p text:style-name="P90">1,6100</text:p>
          </table:table-cell>
          <table:table-cell table:style-name="Tabela7.B2" office:value-type="float" office:value="1.4881">
            <text:p text:style-name="P92">1,4881</text:p>
          </table:table-cell>
        </table:table-row>
        <table:table-row table:style-name="Tabela7.4">
          <table:table-cell table:style-name="Tabela7.A2" office:value-type="float" office:value="10000">
            <text:p text:style-name="P141">10000</text:p>
          </table:table-cell>
          <table:table-cell table:style-name="Tabela7.B2" office:value-type="float" office:value="6.1125">
            <text:p text:style-name="P94">6,1125</text:p>
          </table:table-cell>
          <table:table-cell table:style-name="Tabela7.B2" office:value-type="float" office:value="6.3225">
            <text:p text:style-name="P93">6,3225</text:p>
          </table:table-cell>
          <table:table-cell table:style-name="Tabela7.B2" office:value-type="float" office:value="6.1764">
            <text:p text:style-name="P95">6,1764</text:p>
          </table:table-cell>
        </table:table-row>
        <table:table-row table:style-name="Tabela7.1">
          <table:table-cell table:style-name="Tabela7.A2" office:value-type="float" office:value="15000">
            <text:p text:style-name="P141">15000</text:p>
          </table:table-cell>
          <table:table-cell table:style-name="Tabela7.B2" office:value-type="float" office:value="13.7357">
            <text:p text:style-name="P97">13,7357</text:p>
          </table:table-cell>
          <table:table-cell table:style-name="Tabela7.B2" office:value-type="float" office:value="14.2981">
            <text:p text:style-name="P96">14,2981</text:p>
          </table:table-cell>
          <table:table-cell table:style-name="Tabela7.D5" office:value-type="string">
            <text:p text:style-name="P98">13,9410</text:p>
          </table:table-cell>
        </table:table-row>
        <table:table-row table:style-name="Tabela7.1">
          <table:table-cell table:style-name="Tabela7.A6" office:value-type="float" office:value="25000">
            <text:p text:style-name="P141">25000</text:p>
          </table:table-cell>
          <table:table-cell table:style-name="Tabela7.B6" office:value-type="float" office:value="39.4987">
            <text:p text:style-name="P100">39,4987</text:p>
          </table:table-cell>
          <table:table-cell table:style-name="Tabela7.B6" office:value-type="float" office:value="41.5021">
            <text:p text:style-name="P99">41,5021</text:p>
          </table:table-cell>
          <table:table-cell table:style-name="Tabela7.B6" office:value-type="float" office:value="44.2618">
            <text:p text:style-name="P101">44,2618</text:p>
          </table:table-cell>
        </table:table-row>
      </table:table>
      <text:p text:style-name="P38"/>
      <text:p text:style-name="P38"/>
      <text:p text:style-name="P38"/>
      <text:p text:style-name="P31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136">Entrada</text:p>
          </table:table-cell>
          <table:table-cell table:style-name="Tabela8.A1" office:value-type="string">
            <text:p text:style-name="P142">Melhor <text:span text:style-name="T1">(2)</text:span></text:p>
          </table:table-cell>
          <table:table-cell table:style-name="Tabela8.A1" office:value-type="string">
            <text:p text:style-name="P142">Médio <text:span text:style-name="T1">(1)</text:span></text:p>
          </table:table-cell>
          <table:table-cell table:style-name="Tabela8.A1" office:value-type="string">
            <text:p text:style-name="P142">Pior <text:span text:style-name="T1">(3)</text:span></text:p>
          </table:table-cell>
        </table:table-row>
        <table:table-row>
          <table:table-cell table:style-name="Tabela8.A2" office:value-type="float" office:value="1000">
            <text:p text:style-name="P142">1000</text:p>
          </table:table-cell>
          <table:table-cell table:style-name="Tabela8.B2" office:value-type="float" office:value="0.0056">
            <text:p text:style-name="P103">0,0056</text:p>
          </table:table-cell>
          <table:table-cell table:style-name="Tabela8.B2" office:value-type="float" office:value="0.0049">
            <text:p text:style-name="P102">0,0049</text:p>
          </table:table-cell>
          <table:table-cell table:style-name="Tabela8.B2" office:value-type="float" office:value="0.005">
            <text:p text:style-name="P104">0,0050</text:p>
          </table:table-cell>
        </table:table-row>
        <table:table-row>
          <table:table-cell table:style-name="Tabela8.A2" office:value-type="float" office:value="5000">
            <text:p text:style-name="P142">5000</text:p>
          </table:table-cell>
          <table:table-cell table:style-name="Tabela8.B2" office:value-type="float" office:value="0.0356">
            <text:p text:style-name="P106">0,0356</text:p>
          </table:table-cell>
          <table:table-cell table:style-name="Tabela8.B2" office:value-type="float" office:value="0.0369">
            <text:p text:style-name="P105">0,0369</text:p>
          </table:table-cell>
          <table:table-cell table:style-name="Tabela8.B2" office:value-type="float" office:value="0.0323">
            <text:p text:style-name="P107">0,0323</text:p>
          </table:table-cell>
        </table:table-row>
        <table:table-row table:style-name="Tabela8.4">
          <table:table-cell table:style-name="Tabela8.A2" office:value-type="float" office:value="10000">
            <text:p text:style-name="P142">10000</text:p>
          </table:table-cell>
          <table:table-cell table:style-name="Tabela8.B2" office:value-type="float" office:value="0.0793">
            <text:p text:style-name="P109">0,0793</text:p>
          </table:table-cell>
          <table:table-cell table:style-name="Tabela8.B2" office:value-type="float" office:value="0.0812">
            <text:p text:style-name="P108">0,0812</text:p>
          </table:table-cell>
          <table:table-cell table:style-name="Tabela8.B2" office:value-type="float" office:value="0.0738">
            <text:p text:style-name="P110">0,0738</text:p>
          </table:table-cell>
        </table:table-row>
        <table:table-row table:style-name="Tabela8.1">
          <table:table-cell table:style-name="Tabela8.A2" office:value-type="float" office:value="15000">
            <text:p text:style-name="P142">15000</text:p>
          </table:table-cell>
          <table:table-cell table:style-name="Tabela8.B2" office:value-type="float" office:value="0.1205">
            <text:p text:style-name="P112">0,1205</text:p>
          </table:table-cell>
          <table:table-cell table:style-name="Tabela8.B2" office:value-type="float" office:value="0.1254">
            <text:p text:style-name="P111">0,1254</text:p>
          </table:table-cell>
          <table:table-cell table:style-name="Tabela8.D5" office:value-type="string">
            <text:p text:style-name="P113">0,1146</text:p>
          </table:table-cell>
        </table:table-row>
        <table:table-row table:style-name="Tabela8.1">
          <table:table-cell table:style-name="Tabela8.A6" office:value-type="float" office:value="25000">
            <text:p text:style-name="P142">25000</text:p>
          </table:table-cell>
          <table:table-cell table:style-name="Tabela8.B6" office:value-type="float" office:value="0.2255">
            <text:p text:style-name="P115">0,2255</text:p>
          </table:table-cell>
          <table:table-cell table:style-name="Tabela8.B6" office:value-type="float" office:value="0.2306">
            <text:p text:style-name="P114">0,2306</text:p>
          </table:table-cell>
          <table:table-cell table:style-name="Tabela8.B6" office:value-type="float" office:value="0.2173">
            <text:p text:style-name="P116">0,2173</text:p>
          </table:table-cell>
        </table:table-row>
      </table:table>
      <text:p text:style-name="P39"/>
      <text:p text:style-name="P39"/>
      <text:p text:style-name="P39"/>
      <text:p text:style-name="P39"/>
      <text:p text:style-name="P32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137">Entrada</text:p>
          </table:table-cell>
          <table:table-cell table:style-name="Tabela9.A1" office:value-type="string">
            <text:p text:style-name="P143">Melhor <text:span text:style-name="T1">(2)</text:span></text:p>
          </table:table-cell>
          <table:table-cell table:style-name="Tabela9.A1" office:value-type="string">
            <text:p text:style-name="P143">Médio <text:span text:style-name="T1">(1)</text:span></text:p>
          </table:table-cell>
          <table:table-cell table:style-name="Tabela9.A1" office:value-type="string">
            <text:p text:style-name="P143">Pior <text:span text:style-name="T1">(3)</text:span></text:p>
          </table:table-cell>
        </table:table-row>
        <table:table-row>
          <table:table-cell table:style-name="Tabela9.A2" office:value-type="float" office:value="1000">
            <text:p text:style-name="P143">1000</text:p>
          </table:table-cell>
          <table:table-cell table:style-name="Tabela9.B2" office:value-type="float" office:value="0.003">
            <text:p text:style-name="P118">0,0030</text:p>
          </table:table-cell>
          <table:table-cell table:style-name="Tabela9.B2" office:value-type="float" office:value="0.0037">
            <text:p text:style-name="P117">0,0037</text:p>
          </table:table-cell>
          <table:table-cell table:style-name="Tabela9.B2" office:value-type="float" office:value="0.0033">
            <text:p text:style-name="P119">0,0033</text:p>
          </table:table-cell>
        </table:table-row>
        <table:table-row>
          <table:table-cell table:style-name="Tabela9.A2" office:value-type="float" office:value="5000">
            <text:p text:style-name="P143">5000</text:p>
          </table:table-cell>
          <table:table-cell table:style-name="Tabela9.B2" office:value-type="float" office:value="0.0175">
            <text:p text:style-name="P121">0,0175</text:p>
          </table:table-cell>
          <table:table-cell table:style-name="Tabela9.B2" office:value-type="float" office:value="0.0256">
            <text:p text:style-name="P120">0,0256</text:p>
          </table:table-cell>
          <table:table-cell table:style-name="Tabela9.B2" office:value-type="float" office:value="0.0413">
            <text:p text:style-name="P122">0,0413</text:p>
          </table:table-cell>
        </table:table-row>
        <table:table-row table:style-name="Tabela9.4">
          <table:table-cell table:style-name="Tabela9.A2" office:value-type="float" office:value="10000">
            <text:p text:style-name="P143">10000</text:p>
          </table:table-cell>
          <table:table-cell table:style-name="Tabela9.B2" office:value-type="float" office:value="0.0404">
            <text:p text:style-name="P124">0,0404</text:p>
          </table:table-cell>
          <table:table-cell table:style-name="Tabela9.B2" office:value-type="float" office:value="0.0518">
            <text:p text:style-name="P123">0,0518</text:p>
          </table:table-cell>
          <table:table-cell table:style-name="Tabela9.B2" office:value-type="float" office:value="0.0381">
            <text:p text:style-name="P125">0,0381</text:p>
          </table:table-cell>
        </table:table-row>
        <table:table-row table:style-name="Tabela9.1">
          <table:table-cell table:style-name="Tabela9.A2" office:value-type="float" office:value="15000">
            <text:p text:style-name="P143">15000</text:p>
          </table:table-cell>
          <table:table-cell table:style-name="Tabela9.B2" office:value-type="float" office:value="0.0606">
            <text:p text:style-name="P127">0,<text:span text:style-name="T16">0606</text:span></text:p>
          </table:table-cell>
          <table:table-cell table:style-name="Tabela9.B2" office:value-type="float" office:value="0.1134">
            <text:p text:style-name="P126">0,1134</text:p>
          </table:table-cell>
          <table:table-cell table:style-name="Tabela9.D5" office:value-type="string">
            <text:p text:style-name="P128">0,0583</text:p>
          </table:table-cell>
        </table:table-row>
        <table:table-row table:style-name="Tabela9.1">
          <table:table-cell table:style-name="Tabela9.A6" office:value-type="float" office:value="25000">
            <text:p text:style-name="P143">25000</text:p>
          </table:table-cell>
          <table:table-cell table:style-name="Tabela9.B6" office:value-type="float" office:value="0.1122">
            <text:p text:style-name="P130">0,1122</text:p>
          </table:table-cell>
          <table:table-cell table:style-name="Tabela9.B6" office:value-type="float" office:value="0.1616">
            <text:p text:style-name="P129">0,1616</text:p>
          </table:table-cell>
          <table:table-cell table:style-name="Tabela9.B6" office:value-type="float" office:value="0.1163">
            <text:p text:style-name="P131">0,1163</text:p>
          </table:table-cell>
        </table:table-row>
      </table:table>
      <text:p text:style-name="P4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01T23:26:45.177000000</dc:date>
    <meta:editing-duration>PT20H16M46S</meta:editing-duration>
    <meta:editing-cycles>158</meta:editing-cycles>
    <meta:document-statistic meta:table-count="9" meta:image-count="0" meta:object-count="0" meta:page-count="3" meta:paragraph-count="229" meta:word-count="284" meta:character-count="1617" meta:non-whitespace-character-count="1562"/>
  </office:meta>
</office:document-meta>
</file>